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 style:list-style-name="L1">
      <style:text-properties officeooo:rsid="0017a831" officeooo:paragraph-rsid="001941a9"/>
    </style:style>
    <style:style style:name="P88" style:family="paragraph" style:parent-style-name="Text_20_body" style:list-style-name="L1">
      <style:text-properties officeooo:rsid="001941a9" officeooo:paragraph-rsid="001941a9"/>
    </style:style>
    <style:style style:name="P89" style:family="paragraph" style:parent-style-name="Title" style:master-page-name="First_20_Page">
      <style:paragraph-properties fo:text-align="start" style:justify-single-word="false" style:page-number="auto"/>
    </style:style>
    <style:style style:name="P90" style:family="paragraph" style:parent-style-name="Heading_20_2">
      <style:text-properties officeooo:paragraph-rsid="00099e08"/>
    </style:style>
    <style:style style:name="P91" style:family="paragraph" style:parent-style-name="Heading_20_2">
      <style:text-properties officeooo:rsid="003ae6ef" officeooo:paragraph-rsid="003ae6ef"/>
    </style:style>
    <style:style style:name="P92" style:family="paragraph" style:parent-style-name="Heading_20_2">
      <style:text-properties officeooo:rsid="003bbddc" officeooo:paragraph-rsid="003bbddc"/>
    </style:style>
    <style:style style:name="P93" style:family="paragraph" style:parent-style-name="Heading_20_2">
      <style:text-properties officeooo:rsid="00081ff8" officeooo:paragraph-rsid="00099e08"/>
    </style:style>
    <style:style style:name="P94" style:family="paragraph" style:parent-style-name="Heading_20_2">
      <style:text-properties officeooo:rsid="00081ff8" officeooo:paragraph-rsid="00407f7b"/>
    </style:style>
    <style:style style:name="P95" style:family="paragraph" style:parent-style-name="Heading_20_2" style:list-style-name=""/>
    <style:style style:name="P96" style:family="paragraph" style:parent-style-name="Heading_20_2" style:list-style-name="">
      <style:text-properties officeooo:rsid="004142be" officeooo:paragraph-rsid="0045cf64"/>
    </style:style>
    <style:style style:name="P97" style:family="paragraph" style:parent-style-name="Heading_20_2" style:list-style-name="">
      <style:text-properties officeooo:rsid="000a7aef" officeooo:paragraph-rsid="000a7aef"/>
    </style:style>
    <style:style style:name="P98" style:family="paragraph" style:parent-style-name="Heading_20_2" style:list-style-name="">
      <style:text-properties officeooo:rsid="00745285" officeooo:paragraph-rsid="00745285"/>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34ee78" officeooo:paragraph-rsid="0034ee78"/>
    </style:style>
    <style:style style:name="P101" style:family="paragraph" style:parent-style-name="Heading_20_2">
      <style:paragraph-properties fo:break-before="page"/>
      <style:text-properties officeooo:rsid="004142be" officeooo:paragraph-rsid="0045cf64"/>
    </style:style>
    <style:style style:name="P102" style:family="paragraph" style:parent-style-name="Heading_20_2">
      <style:paragraph-properties fo:break-before="page"/>
      <style:text-properties officeooo:rsid="000a7aef" officeooo:paragraph-rsid="000a7aef"/>
    </style:style>
    <style:style style:name="P103" style:family="paragraph" style:parent-style-name="Heading_20_2">
      <style:paragraph-properties fo:break-before="page"/>
      <style:text-properties officeooo:rsid="00745285" officeooo:paragraph-rsid="00745285"/>
    </style:style>
    <style:style style:name="P104" style:family="paragraph" style:parent-style-name="Heading_20_3">
      <style:text-properties officeooo:rsid="001227db" officeooo:paragraph-rsid="001227db"/>
    </style:style>
    <style:style style:name="P105" style:family="paragraph" style:parent-style-name="Heading_20_3" style:list-style-name="">
      <style:text-properties officeooo:rsid="006c6a19" officeooo:paragraph-rsid="006c6a19"/>
    </style:style>
    <style:style style:name="P106" style:family="paragraph" style:parent-style-name="Heading_20_3">
      <style:text-properties officeooo:rsid="00799fed"/>
    </style:style>
    <style:style style:name="P107" style:family="paragraph" style:parent-style-name="Heading_20_3">
      <style:text-properties officeooo:rsid="00799fed" officeooo:paragraph-rsid="00799fed"/>
    </style:style>
    <style:style style:name="P108" style:family="paragraph" style:parent-style-name="Heading_20_3">
      <style:text-properties officeooo:paragraph-rsid="00756402"/>
    </style:style>
    <style:style style:name="P109" style:family="paragraph" style:parent-style-name="Heading_20_3">
      <style:text-properties officeooo:rsid="0083723e" officeooo:paragraph-rsid="0083723e"/>
    </style:style>
    <style:style style:name="P110" style:family="paragraph" style:parent-style-name="Heading_20_3">
      <style:text-properties officeooo:rsid="00855711" officeooo:paragraph-rsid="00855711"/>
    </style:style>
    <style:style style:name="P111" style:family="paragraph" style:parent-style-name="Heading_20_3">
      <style:text-properties officeooo:rsid="008981ec" officeooo:paragraph-rsid="008981ec"/>
    </style:style>
    <style:style style:name="P112" style:family="paragraph" style:parent-style-name="Heading_20_3">
      <style:text-properties officeooo:rsid="008d1afc" officeooo:paragraph-rsid="008d1afc"/>
    </style:style>
    <style:style style:name="P113" style:family="paragraph" style:parent-style-name="Heading_20_3">
      <style:paragraph-properties fo:break-before="page"/>
      <style:text-properties officeooo:rsid="0055c0fb"/>
    </style:style>
    <style:style style:name="P114" style:family="paragraph" style:parent-style-name="Heading_20_4" style:list-style-name="">
      <style:text-properties officeooo:paragraph-rsid="00271556"/>
    </style:style>
    <style:style style:name="P115" style:family="paragraph" style:parent-style-name="Heading_20_4">
      <style:text-properties officeooo:rsid="00303cac" officeooo:paragraph-rsid="00303cac"/>
    </style:style>
    <style:style style:name="P116" style:family="paragraph" style:parent-style-name="Heading_20_4">
      <style:text-properties officeooo:rsid="0029204a" officeooo:paragraph-rsid="00331c06"/>
    </style:style>
    <style:style style:name="P117" style:family="paragraph" style:parent-style-name="Heading_20_4">
      <style:paragraph-properties fo:break-before="page"/>
      <style:text-properties officeooo:rsid="00271556" officeooo:paragraph-rsid="00271556"/>
    </style:style>
    <style:style style:name="P11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3fc42"/>
    </style:style>
    <style:style style:name="T65" style:family="text">
      <style:text-properties officeooo:rsid="009627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Koviz User's Guide</text:p>
      <text:p text:style-name="P3"><draw:line text:anchor-type="paragraph" draw:z-index="0" draw:style-name="gr1" draw:text-style-name="P118" svg:x1="0.0457in" svg:y1="0.2016in" svg:x2="6.3567in" svg:y2="0.2016in"><text:p/></draw:line></text:p>
      <text:p text:style-name="P78"><draw:line text:anchor-type="paragraph" draw:z-index="1" draw:style-name="gr1" draw:text-style-name="P118" svg:x1="6.3571in" svg:y1="-0.1256in" svg:x2="6.4264in" svg:y2="8.1579in"><text:p/></draw:line>Version 1.0</text:p>
      <text:p text:style-name="P78"><text:span text:style-name="T64">April</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4"><text:a xlink:type="simple" xlink:href="#__RefHeading__232_403196617" text:style-name="Index_20_Link" text:visited-style-name="Index_20_Link"><text:tab/>2</text:a></text:p>
          <text:p text:style-name="P84"><text:a xlink:type="simple" xlink:href="#__RefHeading__252_403196617" text:style-name="Index_20_Link" text:visited-style-name="Index_20_Link">Introduction<text:tab/>3</text:a></text:p>
          <text:p text:style-name="P84"><text:a xlink:type="simple" xlink:href="#__RefHeading__645_403196617" text:style-name="Index_20_Link" text:visited-style-name="Index_20_Link">RUN Directories<text:tab/>3</text:a></text:p>
          <text:p text:style-name="P84"><text:a xlink:type="simple" xlink:href="#__RefHeading__655_403196617" text:style-name="Index_20_Link" text:visited-style-name="Index_20_Link">MONTE Directories<text:tab/>3</text:a></text:p>
          <text:p text:style-name="P84"><text:a xlink:type="simple" xlink:href="#__RefHeading__234_403196617" text:style-name="Index_20_Link" text:visited-style-name="Index_20_Link">DP Files<text:tab/>3</text:a></text:p>
          <text:p text:style-name="P86"><text:a xlink:type="simple" xlink:href="#__RefHeading__475_403196617" text:style-name="Index_20_Link" text:visited-style-name="Index_20_Link">DP File Syntax<text:tab/>4</text:a></text:p>
          <text:p text:style-name="P86"><text:a xlink:type="simple" xlink:href="#__RefHeading__560_403196617" text:style-name="Index_20_Link" text:visited-style-name="Index_20_Link">DP Line and Symbol Styles<text:tab/>5</text:a></text:p>
          <text:p text:style-name="P86"><text:a xlink:type="simple" xlink:href="#__RefHeading__595_403196617" text:style-name="Index_20_Link" text:visited-style-name="Index_20_Link">DP File Example<text:tab/>5</text:a></text:p>
          <text:p text:style-name="P84"><text:a xlink:type="simple" xlink:href="#__RefHeading__759_403196617" text:style-name="Index_20_Link" text:visited-style-name="Index_20_Link">Session Files<text:tab/>7</text:a></text:p>
          <text:p text:style-name="P84"><text:a xlink:type="simple" xlink:href="#__RefHeading__254_403196617" text:style-name="Index_20_Link" text:visited-style-name="Index_20_Link">External Programs<text:tab/>9</text:a></text:p>
          <text:p text:style-name="P85"><text:a xlink:type="simple" xlink:href="#__RefHeading__264_403196617" text:style-name="Index_20_Link" text:visited-style-name="Index_20_Link">External Program DP File Specification<text:tab/>9</text:a></text:p>
          <text:p text:style-name="P85"><text:a xlink:type="simple" xlink:href="#__RefHeading__381_403196617" text:style-name="Index_20_Link" text:visited-style-name="Index_20_Link">External Program DP File Example<text:tab/>9</text:a></text:p>
          <text:p text:style-name="P85"><text:a xlink:type="simple" xlink:href="#__RefHeading__383_403196617" text:style-name="Index_20_Link" text:visited-style-name="Index_20_Link">External Program Source Code Example<text:tab/>10</text:a></text:p>
          <text:p text:style-name="P85"><text:a xlink:type="simple" xlink:href="#__RefHeading___Toc907_1341101074" text:style-name="Index_20_Link" text:visited-style-name="Index_20_Link">Building Example External Program On Linux<text:tab/>10</text:a></text:p>
          <text:p text:style-name="P85"><text:a xlink:type="simple" xlink:href="#__RefHeading__385_403196617" text:style-name="Index_20_Link" text:visited-style-name="Index_20_Link">External Program Building<text:tab/>11</text:a></text:p>
          <text:p text:style-name="P86"><text:a xlink:type="simple" xlink:href="#__RefHeading__387_403196617" text:style-name="Index_20_Link" text:visited-style-name="Index_20_Link">Linux<text:tab/>11</text:a></text:p>
          <text:p text:style-name="P86"><text:a xlink:type="simple" xlink:href="#__RefHeading__389_403196617" text:style-name="Index_20_Link" text:visited-style-name="Index_20_Link">MacOS X<text:tab/>11</text:a></text:p>
          <text:p text:style-name="P85"><text:a xlink:type="simple" xlink:href="#__RefHeading__391_403196617" text:style-name="Index_20_Link" text:visited-style-name="Index_20_Link">External Program Summary<text:tab/>11</text:a></text:p>
          <text:p text:style-name="P85"><text:a xlink:type="simple" xlink:href="#__RefHeading__393_403196617" text:style-name="Index_20_Link" text:visited-style-name="Index_20_Link">External Program Problems And Caveats<text:tab/>11</text:a></text:p>
          <text:p text:style-name="P84"><text:a xlink:type="simple" xlink:href="#__RefHeading__761_403196617" text:style-name="Index_20_Link" text:visited-style-name="Index_20_Link">Plot Interaction<text:tab/>12</text:a></text:p>
          <text:p text:style-name="P84"><text:a xlink:type="simple" xlink:href="#__RefHeading__853_403196617" text:style-name="Index_20_Link" text:visited-style-name="Index_20_Link">Maps<text:tab/>13</text:a></text:p>
          <text:p text:style-name="P84"><text:a xlink:type="simple" xlink:href="#__RefHeading___Toc811_3249638883" text:style-name="Index_20_Link" text:visited-style-name="Index_20_Link">Video<text:tab/>14</text:a></text:p>
          <text:p text:style-name="P85"><text:a xlink:type="simple" xlink:href="#__RefHeading___Toc948_3009348355" text:style-name="Index_20_Link" text:visited-style-name="Index_20_Link">Introduction<text:tab/>14</text:a></text:p>
          <text:p text:style-name="P85"><text:a xlink:type="simple" xlink:href="#__RefHeading___Toc950_3009348355" text:style-name="Index_20_Link" text:visited-style-name="Index_20_Link">Building Koviz with MPV Support<text:tab/>14</text:a></text:p>
          <text:p text:style-name="P85"><text:a xlink:type="simple" xlink:href="#__RefHeading___Toc952_3009348355" text:style-name="Index_20_Link" text:visited-style-name="Index_20_Link">Data Synchronization<text:tab/>14</text:a></text:p>
          <text:p text:style-name="P85"><text:a xlink:type="simple" xlink:href="#__RefHeading___Toc954_3009348355" text:style-name="Index_20_Link" text:visited-style-name="Index_20_Link">Commandline -video and -videoOffset options<text:tab/>14</text:a></text:p>
          <text:p text:style-name="P85"><text:a xlink:type="simple" xlink:href="#__RefHeading___Toc1076_3009348355" text:style-name="Index_20_Link" text:visited-style-name="Index_20_Link">Session Files<text:tab/>14</text:a></text:p>
          <text:p text:style-name="P85"><text:a xlink:type="simple" xlink:href="#__RefHeading___Toc1078_3009348355" text:style-name="Index_20_Link" text:visited-style-name="Index_20_Link">Video Directory Within RUN<text:tab/>15</text:a></text:p>
          <text:p text:style-name="P85"><text:a xlink:type="simple" xlink:href="#__RefHeading___Toc1080_3009348355" text:style-name="Index_20_Link" text:visited-style-name="Index_20_Link">Multiple RUNs with Multiple Videos<text:tab/>15</text:a></text:p>
        </text:index-body>
      </text:table-of-content>
      <text:p text:style-name="P6"/>
      <text:p text:style-name="P6"/>
      <text:h text:style-name="P100"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1"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2"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3"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5">also </text:span>have <text:span text:style-name="T65">any number of </text:span>plot<text:span text:style-name="T65">s. <text:s/></text:span>PROGRAM refers to an external program – a user created shared library dynamically linked into koviz for manipulating recorded data for display. <text:s/>A DP file can be created from the koviz GUI using the main menu's “Save As DP” option.</text:p>
      <text:h text:style-name="P114" text:outline-level="4"/>
      <text:h text:style-name="P117"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LINE_STYLE: &lt;line_style&gt;] <text:line-break/><text:soft-pag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5"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16" text:outline-level="4"><text:soft-page-break/></text:h>
      <text:h text:style-name="P116"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96" text:outline-level="2"/>
      <text:h text:style-name="P101"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97" text:outline-level="2"/>
      <text:h text:style-name="P102"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5"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891639789" text:style-name="L1">
        <text:list-item>
          <text:p text:style-name="P87">Can’t load shared library!!! Ensure that $LD_LIBRARY_PATH is set so that koviz can find the *.so file. <text:s/>The external program (*.so program) may have unresolved dependencies. Try “nm” on the external program, and look for “U”s.</text:p>
        </text:list-item>
        <text:list-item>
          <text:p text:style-name="P88">Koviz will not scale or bias X values with external programs.</text:p>
        </text:list-item>
        <text:list-item>
          <text:p text:style-name="P87">External programs convert everything to doubles, and only accept and output doubles. </text:p>
        </text:list-item>
        <text:list-item>
          <text:p text:style-name="P87">External programs have no notion of unit conversion. </text:p>
        </text:list-item>
      </text:list>
      <text:h text:style-name="P9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text:p>
          </table:table-cell>
          <table:table-cell table:style-name="Table1.B2" office:value-type="string">
            <text:p text:style-name="P82">Keypress Period</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
      <text:p text:style-name="P15"/>
      <text:h text:style-name="P95" text:outline-level="2"/>
      <text:h text:style-name="P99"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98" text:outline-level="2"/>
      <text:h text:style-name="P103" text:outline-level="2"><text:bookmark-start text:name="__RefHeading___Toc811_3249638883"/>Video<text:bookmark-end text:name="__RefHeading___Toc811_3249638883"/></text:h>
      <text:h text:style-name="P107"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08"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06"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09"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1"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2"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04-19T13:34:11.943359962</dc:date>
    <meta:editing-duration>P2DT23H3M11S</meta:editing-duration>
    <meta:editing-cycles>125</meta:editing-cycles>
    <meta:generator>LibreOffice/5.3.6.1$Linux_X86_64 LibreOffice_project/30$Build-1</meta:generator>
    <meta:document-statistic meta:table-count="1" meta:image-count="1" meta:object-count="0" meta:page-count="15" meta:paragraph-count="205" meta:word-count="2373" meta:character-count="16115" meta:non-whitespace-character-count="13764"/>
  </office:meta>
</office:document-meta>
</file>